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7.011cm" fo:margin-left="0cm" fo:margin-right="-0.011cm" table:align="margins" style:writing-mode="lr-tb"/>
    </style:style>
    <style:style style:name="Tableau3.A" style:family="table-column">
      <style:table-column-properties style:column-width="1.489cm" style:rel-column-width="5735*"/>
    </style:style>
    <style:style style:name="Tableau3.B" style:family="table-column">
      <style:table-column-properties style:column-width="7.717cm" style:rel-column-width="29729*"/>
    </style:style>
    <style:style style:name="Tableau3.C" style:family="table-column">
      <style:table-column-properties style:column-width="5.422cm" style:rel-column-width="20889*"/>
    </style:style>
    <style:style style:name="Tableau3.D" style:family="table-column">
      <style:table-column-properties style:column-width="2.383cm" style:rel-column-width="9182*"/>
    </style:style>
    <style:style style:name="Tableau3.A1" style:family="table-cell">
      <style:table-cell-properties fo:padding="0.097cm" fo:border="0.002cm solid #000000"/>
    </style:style>
    <style:style style:name="Tableau3.B1" style:family="table-cell">
      <style:table-cell-properties fo:padding="0.097cm" fo:border="none"/>
    </style:style>
    <style:style style:name="Tableau6" style:family="table">
      <style:table-properties style:width="17.011cm" fo:margin-left="0cm" fo:margin-right="-0.011cm" table:align="margins" style:writing-mode="lr-tb"/>
    </style:style>
    <style:style style:name="Tableau6.A" style:family="table-column">
      <style:table-column-properties style:column-width="1.489cm" style:rel-column-width="5735*"/>
    </style:style>
    <style:style style:name="Tableau6.B" style:family="table-column">
      <style:table-column-properties style:column-width="7.717cm" style:rel-column-width="29729*"/>
    </style:style>
    <style:style style:name="Tableau6.C" style:family="table-column">
      <style:table-column-properties style:column-width="5.422cm" style:rel-column-width="20889*"/>
    </style:style>
    <style:style style:name="Tableau6.D" style:family="table-column">
      <style:table-column-properties style:column-width="2.383cm" style:rel-column-width="9182*"/>
    </style:style>
    <style:style style:name="Tableau6.1" style:family="table-row">
      <style:table-row-properties style:min-row-height="0.635cm"/>
    </style:style>
    <style:style style:name="Tableau6.A1" style:family="table-cell">
      <style:table-cell-properties fo:padding="0.097cm" fo:border="0.002cm solid #000000"/>
    </style:style>
    <style:style style:name="Tableau6.B1" style:family="table-cell">
      <style:table-cell-properties fo:padding="0.097cm" fo:border="none"/>
    </style:style>
    <style:style style:name="Tableau2" style:family="table">
      <style:table-properties style:width="17.011cm" fo:margin-left="0cm" fo:margin-right="-0.011cm" table:align="margins" style:writing-mode="lr-tb"/>
    </style:style>
    <style:style style:name="Tableau2.A" style:family="table-column">
      <style:table-column-properties style:column-width="2.221cm" style:rel-column-width="8555*"/>
    </style:style>
    <style:style style:name="Tableau2.B" style:family="table-column">
      <style:table-column-properties style:column-width="1.771cm" style:rel-column-width="6822*"/>
    </style:style>
    <style:style style:name="Tableau2.C" style:family="table-column">
      <style:table-column-properties style:column-width="1.319cm" style:rel-column-width="5082*"/>
    </style:style>
    <style:style style:name="Tableau2.D" style:family="table-column">
      <style:table-column-properties style:column-width="11.7cm" style:rel-column-width="45076*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1" style:family="table">
      <style:table-properties style:width="17.011cm" fo:margin-left="0cm" fo:margin-right="-0.011cm" table:align="margins" style:writing-mode="lr-tb"/>
    </style:style>
    <style:style style:name="Tableau1.A" style:family="table-column">
      <style:table-column-properties style:column-width="2.221cm" style:rel-column-width="8555*"/>
    </style:style>
    <style:style style:name="Tableau1.B" style:family="table-column">
      <style:table-column-properties style:column-width="1.771cm" style:rel-column-width="6822*"/>
    </style:style>
    <style:style style:name="Tableau1.C" style:family="table-column">
      <style:table-column-properties style:column-width="1.319cm" style:rel-column-width="5082*"/>
    </style:style>
    <style:style style:name="Tableau1.D" style:family="table-column">
      <style:table-column-properties style:column-width="11.7cm" style:rel-column-width="45076*"/>
    </style:style>
    <style:style style:name="Tableau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paragraph-properties fo:line-height="100%"/>
      <style:text-properties style:font-name="Arial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line-height="100%"/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5.398cm"/>
          <style:tab-stop style:position="9.624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  <style:tab-stop style:position="16.193cm"/>
        </style:tab-stops>
      </style:paragraph-properties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Arial"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0.93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Arial" fo:font-size="12pt" style:font-size-asian="12pt" style:font-size-complex="12pt"/>
    </style:style>
    <style:style style:name="P9" style:family="paragraph" style:parent-style-name="Standard" style:master-page-name="">
      <style:paragraph-properties fo:line-height="100%" style:page-number="auto"/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able_20_Contents">
      <style:text-properties style:font-name="Arial" fo:font-size="12pt" style:font-size-asian="12pt" style:font-size-complex="12pt"/>
    </style:style>
    <style:style style:name="P11" style:family="paragraph" style:parent-style-name="Standard">
      <style:paragraph-properties fo:line-height="100%"/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fo:language="fr" fo:country="FR" style:font-name-asian="Times New Roman" style:font-name-complex="Times New Roman" style:language-complex="ar" style:country-complex="SA"/>
    </style:style>
    <style:style style:name="T2" style:family="text">
      <style:text-properties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iste des champs nécessaires à la création des rapports</text:p>
      <text:p text:style-name="P1"/>
      <text:p text:style-name="P1"/>
      <text:p text:style-name="P1">Informations de l'établissement:</text:p>
      <text:p text:style-name="P2"/>
      <text:p text:style-name="P2">Libellé de la commission : {libelle_commission} </text:p>
      <text:p text:style-name="P2">Date de la commission : {date_commEntete}</text:p>
      <text:p text:style-name="P2">Numéro Winprev : {numWinPrev}</text:p>
      <text:p text:style-name="P2">Commune de l'établissement : {communeEtab}</text:p>
      <text:p text:style-name="P2">Libellé de l'établissement : {etablissementLibelle}</text:p>
      <text:p text:style-name="P2">Adresse de l'établissement : {etablissementAdresse}</text:p>
      <text:p text:style-name="P2">Numéro de téléphone de l'établissement : {numTelEtab}</text:p>
      <text:p text:style-name="P2">Numéro de fax de l'établissement : {numFaxEtab}</text:p>
      <text:p text:style-name="P2">Numéro document urbanisme : {numDocUrba}</text:p>
      <text:p text:style-name="P5">Date de dépôt mairie/service instructeur : {dateDepotMairie}</text:p>
      <text:p text:style-name="P5">Date de réception au secrétariat de la commission : {dateDepotSec}</text:p>
      <text:p text:style-name="P2">Date de réception au service rapporteur de la commission : {dateSDIS}</text:p>
      <text:p text:style-name="P2">Activité principale de l'établissement : {activiteP}</text:p>
      <text:p text:style-name="P2">Type principal de l'établissement : {typeLettreP}</text:p>
      <text:p text:style-name="P2">Activité(s) secondaire(s) de l'établissement : <text:span text:style-name="T1">{activiteS}</text:span></text:p>
      <text:p text:style-name="P2">Type(s) secondaire(s) de l'établissement : {typeLettreS}</text:p>
      <text:p text:style-name="P2">Effectif public : <text:s/>{numPublic} </text:p>
      <text:p text:style-name="P2">Catégorie de l'établissement : {categorieEtab}</text:p>
      <text:p text:style-name="P2">Effectif personnel : <text:s/>{numPersonnel}</text:p>
      <text:p text:style-name="P2">État dossier (Complet/Incomplet) : {etatDossier}</text:p>
      <text:p text:style-name="P2">Identifiant unique du dossier : {idDossier}</text:p>
      <text:p text:style-name="P2"/>
      <text:p text:style-name="P1"/>
      <text:p text:style-name="P1">Liste des textes applicables :</text:p>
      <text:p text:style-name="P2"/>
      <text:p text:style-name="P2">[!-- BEGIN texteAppl --]</text:p>
      <text:p text:style-name="P2">{libelleTexteAppl}</text:p>
      <text:p text:style-name="P2">[!-- END texteAppl --]</text:p>
      <text:p text:style-name="P2"/>
      <text:p text:style-name="P2"/>
      <text:p text:style-name="P1">Liste des documents consultés dans le dossier :</text:p>
      <text:p text:style-name="P1"/>
      <text:p text:style-name="P6">[!-- BEGIN listeDocs --]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4">{exist}</text:p>
          </table:table-cell>
          <table:table-cell table:style-name="Tableau3.B1" office:value-type="string">
            <text:p text:style-name="P7">{libelledoc}</text:p>
          </table:table-cell>
          <table:table-cell table:style-name="Tableau3.B1" office:value-type="string">
            <text:p text:style-name="P7">{refdoc}</text:p>
          </table:table-cell>
          <table:table-cell table:style-name="Tableau3.B1" office:value-type="string">
            <text:p text:style-name="P3">{datedoc}</text:p>
          </table:table-cell>
        </table:table-row>
      </table:table>
      <text:p text:style-name="P7">[!-- END listeDocs --][!-- BEGIN listeDocsAjout --]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4">{exist}</text:p>
          </table:table-cell>
          <table:table-cell table:style-name="Tableau6.B1" office:value-type="string">
            <text:p text:style-name="P7">{libelledoc}</text:p>
          </table:table-cell>
          <table:table-cell table:style-name="Tableau6.B1" office:value-type="string">
            <text:p text:style-name="P7">{refdoc}</text:p>
          </table:table-cell>
          <table:table-cell table:style-name="Tableau6.B1" office:value-type="string">
            <text:p text:style-name="P3">{datedoc}</text:p>
          </table:table-cell>
        </table:table-row>
      </table:table>
      <text:p text:style-name="P8">[!-- END listeDocsAjout --] </text:p>
      <text:p text:style-name="P2"/>
      <text:p text:style-name="P2"/>
      <text:p text:style-name="P2"/>
      <text:p text:style-name="P2"/>
      <text:p text:style-name="P2"/>
      <text:p text:style-name="P1">Liste des prescriptions dans le dossier:</text:p>
      <text:p text:style-name="P1"/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0">Textes</text:p>
          </table:table-cell>
          <table:table-cell table:style-name="Tableau2.A1" office:value-type="string">
            <text:p text:style-name="P10">Articles</text:p>
          </table:table-cell>
          <table:table-cell table:style-name="Tableau2.A1" office:value-type="string">
            <text:p text:style-name="P10">N°</text:p>
          </table:table-cell>
          <table:table-cell table:style-name="Tableau2.A1" office:value-type="string">
            <text:p text:style-name="P10">Prescriptions</text:p>
          </table:table-cell>
        </table:table-row>
      </table:table>
      <text:p text:style-name="P7"><text:soft-page-break/>[!-- BEGIN listePrescription --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0">{texte}</text:p>
          </table:table-cell>
          <table:table-cell table:style-name="Tableau1.A1" office:value-type="string">
            <text:p text:style-name="P10">{article}</text:p>
          </table:table-cell>
          <table:table-cell table:style-name="Tableau1.A1" office:value-type="string">
            <text:p text:style-name="P10">{num}</text:p>
          </table:table-cell>
          <table:table-cell table:style-name="Tableau1.A1" office:value-type="string">
            <text:p text:style-name="P10">{libelle}</text:p>
          </table:table-cell>
        </table:table-row>
      </table:table>
      <text:p text:style-name="P6">[!-- END listePrescription --]</text:p>
      <text:p text:style-name="P6"/>
      <text:p text:style-name="P6"/>
      <text:p text:style-name="P6"/>
      <text:p text:style-name="P6">Avis du dossier : <text:span text:style-name="T2">{avisDossier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e_20_courant" style:display-name="Texte courant" style:family="paragraph" style:parent-style-name="Standard" style:class="extra">
      <style:paragraph-properties fo:margin-left="0cm" fo:margin-right="0cm" style:line-spacing="0.15cm" fo:text-indent="0cm" style:auto-text-indent="false">
        <style:tab-stops>
          <style:tab-stop style:position="5.429cm"/>
          <style:tab-stop style:position="10.114cm"/>
          <style:tab-stop style:position="11.792cm"/>
        </style:tab-stops>
      </style:paragraph-properties>
      <style:text-properties style:font-name="Arial" fo:font-size="10.5pt" style:font-size-asian="10.5pt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9-17T15:35:24.75</meta:creation-date>
    <dc:date>2013-10-03T14:19:05.09</dc:date>
    <meta:editing-duration>PT00H41M46S</meta:editing-duration>
    <meta:editing-cycles>16</meta:editing-cycles>
    <meta:generator>OpenOffice.org/3.2$Win32 OpenOffice.org_project/320m12$Build-9483</meta:generator>
    <meta:document-statistic meta:table-count="4" meta:image-count="0" meta:object-count="0" meta:page-count="2" meta:paragraph-count="51" meta:word-count="218" meta:character-count="1611"/>
  </office:meta>
</office:document-meta>
</file>